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POWER(2;[.C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POWER(2;[.C6]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POWER(2;[.C7])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POWER(2;[.C8])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POWER(2;[.C9])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POWER(2;[.C10])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POWER(2;[.C11])"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POWER(2;[.C12])" office:value-type="float" office:value="512" calcext:value-type="float">
            <text:p>51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C13])" office:value-type="float" office:value="1024" calcext:value-type="float">
            <text:p>102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tem no</text:p>
          </table:table-cell>
          <table:table-cell office:value-type="string" calcext:value-type="string">
            <text:p>8 bit (25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ature type</text:p>
          </table:table-cell>
          <table:table-cell office:value-type="string" calcext:value-type="string">
            <text:p>4 bit (1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ature value</text:p>
          </table:table-cell>
          <table:table-cell office:value-type="string" calcext:value-type="string">
            <text:p>4 bit (1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per item</text:p>
          </table:table-cell>
          <table:table-cell office:value-type="string" calcext:value-type="string">
            <text:p>16 bits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10101010" calcext:value-type="float">
            <text:p>1010101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 bit for ite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3T22:44:10.764000000</meta:creation-date>
    <dc:date>2020-12-24T02:22:17.631000000</dc:date>
    <meta:editing-duration>PT2H11M19S</meta:editing-duration>
    <meta:editing-cycles>1</meta:editing-cycles>
    <meta:document-statistic meta:table-count="1" meta:cell-count="28" meta:object-count="0"/>
    <meta:generator>LibreOffice/6.3.4.2$Windows_X86_64 LibreOffice_project/60da17e045e08f1793c57c00ba83cdfce946d0aa</meta:generator>
  </office:meta>
</office:document-meta>
</file>